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148" officeooo:paragraph-rsid="00071148"/>
    </style:style>
    <style:style style:name="P2" style:family="paragraph" style:parent-style-name="Standard">
      <style:text-properties officeooo:rsid="00071148" officeooo:paragraph-rsid="000b4c24"/>
    </style:style>
    <style:style style:name="P3" style:family="paragraph" style:parent-style-name="Standard">
      <style:text-properties fo:font-weight="bold" officeooo:rsid="00071148" officeooo:paragraph-rsid="00071148" style:font-weight-asian="bold" style:font-weight-complex="bold"/>
    </style:style>
    <style:style style:name="P4" style:family="paragraph" style:parent-style-name="Standard">
      <style:text-properties fo:font-weight="bold" officeooo:rsid="0008834d" officeooo:paragraph-rsid="0008834d" style:font-weight-asian="bold" style:font-weight-complex="bold"/>
    </style:style>
    <style:style style:name="P5" style:family="paragraph" style:parent-style-name="Standard">
      <style:text-properties fo:font-weight="bold" officeooo:rsid="00092ade" officeooo:paragraph-rsid="00092ade" style:font-weight-asian="bold" style:font-weight-complex="bold"/>
    </style:style>
    <style:style style:name="P6" style:family="paragraph" style:parent-style-name="Standard">
      <style:text-properties fo:font-weight="normal" officeooo:rsid="0008834d" officeooo:paragraph-rsid="0008834d" style:font-weight-asian="normal" style:font-weight-complex="normal"/>
    </style:style>
    <style:style style:name="P7" style:family="paragraph" style:parent-style-name="Standard">
      <style:text-properties fo:font-weight="normal" officeooo:rsid="00092ade" officeooo:paragraph-rsid="00092ade" style:font-weight-asian="normal" style:font-weight-complex="normal"/>
    </style:style>
    <style:style style:name="P8" style:family="paragraph" style:parent-style-name="Standard">
      <style:text-properties fo:font-weight="normal" officeooo:rsid="000a7f67" officeooo:paragraph-rsid="000a7f67" style:font-weight-asian="normal" style:font-weight-complex="normal"/>
    </style:style>
    <style:style style:name="T1" style:family="text">
      <style:text-properties officeooo:rsid="0008834d"/>
    </style:style>
    <style:style style:name="T2" style:family="text">
      <style:text-properties officeooo:rsid="00092ade"/>
    </style:style>
    <style:style style:name="T3" style:family="text">
      <style:text-properties officeooo:rsid="000a7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 describe all path for REST API of the module Database</text:p>
      <text:p text:style-name="P1"/>
      <text:p text:style-name="P3">/<text:span text:style-name="T1">download_article?article_id=id</text:span></text:p>
      <text:p text:style-name="P3"/>
      <text:p text:style-name="P6">download the pdf of the article in database. We give the id of the article. This create a new thread to download the pdf so we don’t have to wait the http response. It places the articles in docker_volume/articles/</text:p>
      <text:p text:style-name="P6"/>
      <text:p text:style-name="P6"/>
      <text:p text:style-name="P4">/create_plot?research_id=id</text:p>
      <text:p text:style-name="P4"/>
      <text:p text:style-name="P6">create the plot html of a research. We have to give id of a research and the html file is stored in docker_volume/plot.</text:p>
      <text:p text:style-name="P6"/>
      <text:p text:style-name="P6"/>
      <text:p text:style-name="P4">/<text:span text:style-name="T2">get_plot?research_id=id</text:span></text:p>
      <text:p text:style-name="P4"/>
      <text:p text:style-name="P7">return an html page with the plot of the research given.</text:p>
      <text:p text:style-name="P7"/>
      <text:p text:style-name="P7"/>
      <text:p text:style-name="P5">/get_plot_html_string?research_id=id</text:p>
      <text:p text:style-name="P5"/>
      <text:p text:style-name="P7">return the content of html code in string format</text:p>
      <text:p text:style-name="P7"/>
      <text:p text:style-name="P7"/>
      <text:p text:style-name="P5">/<text:span text:style-name="T3">get_final?research_id=id&amp;user_id=id</text:span></text:p>
      <text:p text:style-name="P5"/>
      <text:p text:style-name="P8">return the final file zip of a user for a research given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22:13:47.563481846</meta:creation-date>
    <meta:generator>LibreOffice/6.4.7.2$Linux_X86_64 LibreOffice_project/40$Build-2</meta:generator>
    <dc:date>2022-06-24T22:32:00.920365272</dc:date>
    <meta:editing-duration>PT18M11S</meta:editing-duration>
    <meta:editing-cycles>5</meta:editing-cycles>
    <meta:document-statistic meta:table-count="0" meta:image-count="0" meta:object-count="0" meta:page-count="1" meta:paragraph-count="11" meta:word-count="110" meta:character-count="703" meta:non-whitespace-character-count="604"/>
  </office:meta>
</office:document-meta>
</file>